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55529493819210018" text:style-name="L1">
        <text:list-header>
          <text:p text:style-name="P1"><text:span text:style-name="Strong_20_Emphasis">Arco 119</text:span><text:line-break/>Arco 118 – Risulta finanziato da Gio: Marco e fratelli Muzzarini.<text:line-break/></text:p>
        </text:list-header>
      </text:list>
      <text:p text:style-name="P2">LI MINISTRI DI NEGOZIO<text:line-break/>DEL SIGNOR CARL’ANTONIO FACCI<text:line-break/>1779</text:p>
      <text:p text:style-name="P3">Il signor Carl’Antonio Facci era un mercante di seta ed aveva la bottega nelle Chiavature (<text:span text:style-name="Emphasis">Gabriella Gherardi</text:span>).</text:p>
      <text:list xml:id="list31543657" text:continue-numbering="true" text:style-name="L1">
        <text:list-header>
          <text:p text:style-name="P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ggg </meta:initial-creator>
    <meta:creation-date>2025-11-05T10:41:33.37</meta:creation-date>
    <dc:date>2025-11-05T11:28:05.35</dc:date>
    <dc:creator>carloggg </dc:creator>
    <meta:editing-duration>PT25M11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1" meta:paragraph-count="3" meta:word-count="40" meta:character-count="244"/>
  </office:meta>
</office:document-meta>
</file>